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4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4.047cm"/>
      <style:paragraph-properties style:writing-mode="lr-tb"/>
    </style:style>
    <style:style style:name="pr6" style:family="presentation" style:parent-style-name="Обычный-title" style:list-style-name="L1">
      <style:graphic-properties fo:min-height="4.267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2.859cm" presentation:class="title" presentation:user-transformed="true">
          <draw:text-box>
            <text:p><text:span text:style-name="T1">Курс CAUTTDD01 </text:span><text:span text:style-name="T1"><text:line-break/></text:span><text:span text:style-name="T1">Модульное тестирование и TDD</text:span></text:p>
          </draw:text-box>
        </draw:frame>
        <draw:frame presentation:style-name="pr2" draw:text-style-name="P2" draw:layer="layout" svg:width="25.199cm" svg:height="4.319cm" svg:x="1.4cm" svg:y="8.5cm" presentation:class="subtitle" presentation:user-transformed="true">
          <draw:text-box>
            <text:p text:style-name="P1">Лекция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Что такое «тестирование»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p>IEEE 1490-2003 (SWEBOK V3):</text:p>
            <text:p>Тестирование ПО — это <text:span text:style-name="T2">динамическая</text:span> верификация соответствия <text:span text:style-name="T3">фактического</text:span> поведения программы <text:span text:style-name="T2">ожидаемому</text:span> на <text:span text:style-name="T2">конечном</text:span> наборе тестовых примеров, должным образом <text:span text:style-name="T2">выбранном</text:span> из (обычно) бесконечной предметной области.</text:p>
            <text:p text:style-name="P4"><text:span text:style-name="T2">«Динамическая» </text:span><text:span text:style-name="T3">означает, что тестирование всегда подразумевает выполнение программы на выбранном наборе входных данных.</text:span></text:p>
            <text:p text:style-name="P4"><text:span text:style-name="T2">«Конечный»</text:span><text:span text:style-name="T3">: в общем случае число различных комбинаций входных данных стремится к бесконечности, поэтому необходимо уменьшить тестовые наборы.</text:span></text:p>
            <text:p text:style-name="P4"><text:span text:style-name="T2">«Выбранный»</text:span><text:span text:style-name="T3">: уменьшенный набор должен тщательно отбираться, чтобы сохранять эффективность обнаружения ошибок.</text:span></text:p>
            <text:p text:style-name="P4"><text:span text:style-name="T2">«Ожидаемое поведение»: </text:span><text:span text:style-name="T3">ожидания могут основываться на потребностях пользователей или на формальных спецификациях требований.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5" draw:layer="layout" svg:width="27cm" svg:height="4.047cm" svg:x="0.5cm" svg:y="0.5cm" presentation:class="title" presentation:user-transformed="true">
          <draw:text-box>
            <text:p>Наиболее распространенные заблуждения о тестировании</text:p>
          </draw:text-box>
        </draw:frame>
        <draw:frame presentation:style-name="pr4" draw:text-style-name="P5" draw:layer="layout" svg:width="25.199cm" svg:height="10.5cm" svg:x="1.4cm" svg:y="4.5cm" presentation:class="outline" presentation:user-transformed="true">
          <draw:text-box>
            <text:list text:style-name="L3">
              <text:list-item>
                <text:p text:style-name="P5"><text:span text:style-name="T4">Тестирование и QA — синонимы (или по крайней мере весьма близкие понятия).</text:span></text:p>
              </text:list-item>
              <text:list-item>
                <text:p text:style-name="P5"><text:span text:style-name="T4">Существует статическое тестирование.</text:span></text:p>
              </text:list-item>
              <text:list-item>
                <text:p text:style-name="P5"><text:span text:style-name="T4">Задача тестирования — доказать правильность работы программы.</text:span></text:p>
              </text:list-item>
              <text:list-item>
                <text:p text:style-name="P5"><text:span text:style-name="T4">Сессия тестирования прошла удачно, если все тесты пройдены успешно.</text:span></text:p>
              </text:list-item>
              <text:list-item>
                <text:p text:style-name="P5"><text:span text:style-name="T4">Тестирование начинается, когда разработка подходит к концу.</text:span></text:p>
              </text:list-item>
              <text:list-item>
                <text:p text:style-name="P5"><text:span text:style-name="T4">Тестировать просто, поэтому этим занимаются более слабые специалисты.</text:span></text:p>
              </text:list-item>
              <text:list-item>
                <text:p text:style-name="P5"><text:span text:style-name="T4">Тестирование — исключительно творческий процесс, тестировщик ищет ошибки вслепую в расчете на везени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6" draw:text-style-name="P6" draw:layer="layout" svg:width="28cm" svg:height="4.267cm" svg:x="0cm" svg:y="-0.191cm" presentation:class="title" presentation:user-transformed="true">
          <draw:text-box>
            <text:p text:style-name="P6"><text:span text:style-name="T5">Наиболее распространенные заблуждения о тестировании (продолжение)</text:span></text:p>
          </draw:text-box>
        </draw:frame>
        <draw:frame presentation:style-name="pr4" draw:text-style-name="P7" draw:layer="layout" svg:width="25.199cm" svg:height="10.815cm" svg:x="1.4cm" svg:y="3.685cm" presentation:class="outline" presentation:user-transformed="true">
          <draw:text-box>
            <text:list text:style-name="L3">
              <text:list-item>
                <text:p text:style-name="P7"><text:span text:style-name="T6">Хороший программист сразу пишет правильный код, в тестировании нуждаются посредственные специалисты.</text:span></text:p>
              </text:list-item>
              <text:list-item>
                <text:p text:style-name="P7"><text:span text:style-name="T6">Разработчик не должен заниматься тестированием, его задача — передать написанный код специальному подразделению тестирования и исправить обнаруженные ими дефекты.</text:span></text:p>
              </text:list-item>
              <text:list-item>
                <text:p text:style-name="P7"><text:span text:style-name="T6">Отказавшись от тестирования, разработчик существенно увеличивает производительность своей работы.</text:span></text:p>
              </text:list-item>
              <text:list-item>
                <text:p text:style-name="P7"><text:span text:style-name="T6">Тестирование — преимущественно ручной процесс, крайне трудоемкий и рутинный.</text:span></text:p>
              </text:list-item>
              <text:list-item>
                <text:p text:style-name="P7"><text:span text:style-name="T6">Тестирование и отладка — практически одно и то же.</text:span></text:p>
              </text:list-item>
              <text:list-item>
                <text:p text:style-name="P7"><text:span text:style-name="T6">Для тестирования не нужны специальные инструменты и знания, все проблемы можно решить при помощи контрольной печати и пошагового выполнения кода в отладчик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вязанные дисциплины</text:p>
          </draw:text-box>
        </draw:frame>
        <draw:frame presentation:style-name="pr4" draw:layer="layout" svg:width="23.599cm" svg:height="9.134cm" svg:x="3cm" svg:y="3.685cm" presentation:class="outline" presentation:user-transformed="true">
          <draw:text-box>
            <text:p/>
            <text:list text:style-name="L4">
              <text:list-item>
                <text:p><text:s/>Управление качеством</text:p>
              </text:list-item>
              <text:list-item>
                <text:p><text:s/>Работа с требованиями</text:p>
              </text:list-item>
              <text:list-item>
                <text:p><text:s/>Отлад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list text:style-name="L5">
              <text:list-header>
                <text:p text:style-name="P8"><text:span text:style-name="T5">Управление качеством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/>
              </text:list-item>
            </text:list>
            <text:list text:style-name="L5">
              <text:list-item>
                <text:p text:style-name="P4"><text:s/>Работа с требованиями</text:p>
              </text:list-item>
              <text:list-item>
                <text:p text:style-name="P4"><text:s/>Отлад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7T13:40:33.028000000</meta:creation-date>
    <dc:date>2023-06-27T17:34:14.309000000</dc:date>
    <meta:editing-duration>PT3H53M41S</meta:editing-duration>
    <meta:editing-cycles>3</meta:editing-cycles>
    <meta:generator>LibreOffice/7.4.5.1$Windows_X86_64 LibreOffice_project/9c0871452b3918c1019dde9bfac75448afc4b57f</meta:generator>
    <meta:document-statistic meta:object-count="49"/>
  </office:meta>
</office:document-meta>
</file>